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3cef" officeooo:paragraph-rsid="00083ce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Install “RealVNC Viewer”</text:p>
      <text:p text:style-name="P1"/>
      <text:p text:style-name="P1"><text:a xlink:type="simple" xlink:href="mailto:User@USS" text:style-name="Internet_20_link" text:visited-style-name="Visited_20_Internet_20_Link">User@USS</text:a> $ ssh <text:a xlink:type="simple" xlink:href="mailto:pi@192.168.0.172" text:style-name="Internet_20_link" text:visited-style-name="Visited_20_Internet_20_Link">pi@192.168.0.172</text:a> (Raspberry pi given Intranet IP)</text:p>
      <text:p text:style-name="P1"/>
      <text:p text:style-name="P1"><text:a xlink:type="simple" xlink:href="mailto:pi@turnout_iot" text:style-name="Internet_20_link" text:visited-style-name="Visited_20_Internet_20_Link">pi@turnout_iot</text:a> $ vncserver (Raspberry pi shell name : turnout_iot)</text:p>
      <text:p text:style-name="P1"/>
      <text:p text:style-name="P1">Open “VNC Viewer”</text:p>
      <text:p text:style-name="P1"/>
      <text:p text:style-name="P1">UserName : pi</text:p>
      <text:p text:style-name="P1">Password <text:s text:c="2"/>: uss123.? 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19:08:28.086297906</meta:creation-date>
    <meta:generator>LibreOffice/5.1.6.2$Linux_X86_64 LibreOffice_project/10m0$Build-2</meta:generator>
    <dc:date>2018-11-19T19:12:49.902274729</dc:date>
    <meta:editing-duration>PT4M22S</meta:editing-duration>
    <meta:editing-cycles>3</meta:editing-cycles>
    <meta:document-statistic meta:table-count="0" meta:image-count="0" meta:object-count="0" meta:page-count="1" meta:paragraph-count="6" meta:word-count="30" meta:character-count="206" meta:non-whitespace-character-count="179"/>
  </office:meta>
</office:document-meta>
</file>